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tingBPP.predictBeanTyp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8954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8954Tests.findsBeansByTypeIfNot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tingBPP.postProcessProperties( PropertyValues pvs ,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